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9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2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7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7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d3227" officeooo:paragraph-rsid="003d32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ef708" officeooo:paragraph-rsid="003ef708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44941c" officeooo:paragraph-rsid="0044941c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23" style:family="paragraph" style:parent-style-name="Table_20_Contents">
      <style:text-properties officeooo:rsid="001bfdc6" officeooo:paragraph-rsid="001bfdc6"/>
    </style:style>
    <style:style style:name="P24" style:family="paragraph" style:parent-style-name="Table_20_Contents">
      <style:text-properties officeooo:rsid="001ce5eb" officeooo:paragraph-rsid="001ce5eb"/>
    </style:style>
    <style:style style:name="P25" style:family="paragraph" style:parent-style-name="Table_20_Contents">
      <style:text-properties officeooo:rsid="0020e66a" officeooo:paragraph-rsid="0020e66a"/>
    </style:style>
    <style:style style:name="P26" style:family="paragraph" style:parent-style-name="Table_20_Contents">
      <style:text-properties officeooo:rsid="0020e66a" officeooo:paragraph-rsid="002f44c1"/>
    </style:style>
    <style:style style:name="P27" style:family="paragraph" style:parent-style-name="Table_20_Contents">
      <style:text-properties officeooo:paragraph-rsid="001ce5eb"/>
    </style:style>
    <style:style style:name="P28" style:family="paragraph" style:parent-style-name="Table_20_Contents">
      <style:text-properties officeooo:rsid="001ce5eb" officeooo:paragraph-rsid="001ce5eb" fo:background-color="transparent"/>
    </style:style>
    <style:style style:name="P29" style:family="paragraph" style:parent-style-name="Table_20_Contents">
      <style:text-properties officeooo:rsid="002bb31e" officeooo:paragraph-rsid="002bb31e"/>
    </style:style>
    <style:style style:name="P30" style:family="paragraph" style:parent-style-name="Table_20_Contents">
      <style:text-properties officeooo:rsid="002c1bbf" officeooo:paragraph-rsid="002c1bbf"/>
    </style:style>
    <style:style style:name="P31" style:family="paragraph" style:parent-style-name="Table_20_Contents">
      <style:text-properties officeooo:rsid="002da303" officeooo:paragraph-rsid="002da303"/>
    </style:style>
    <style:style style:name="P32" style:family="paragraph" style:parent-style-name="Table_20_Contents">
      <style:text-properties officeooo:rsid="002da303" officeooo:paragraph-rsid="0020e66a"/>
    </style:style>
    <style:style style:name="P33" style:family="paragraph" style:parent-style-name="Table_20_Contents">
      <style:text-properties officeooo:rsid="002f44c1" officeooo:paragraph-rsid="002f44c1"/>
    </style:style>
    <style:style style:name="P34" style:family="paragraph" style:parent-style-name="Table_20_Contents">
      <style:text-properties officeooo:rsid="00327015" officeooo:paragraph-rsid="00327015"/>
    </style:style>
    <style:style style:name="P35" style:family="paragraph" style:parent-style-name="Table_20_Contents">
      <style:text-properties officeooo:rsid="003355a3" officeooo:paragraph-rsid="003355a3"/>
    </style:style>
    <style:style style:name="P36" style:family="paragraph" style:parent-style-name="Table_20_Contents">
      <style:text-properties officeooo:rsid="003547a5" officeooo:paragraph-rsid="003547a5"/>
    </style:style>
    <style:style style:name="P37" style:family="paragraph" style:parent-style-name="Table_20_Contents">
      <style:text-properties officeooo:rsid="0039d373" officeooo:paragraph-rsid="0039d373"/>
    </style:style>
    <style:style style:name="P38" style:family="paragraph" style:parent-style-name="Table_20_Contents">
      <style:text-properties officeooo:rsid="003d3227" officeooo:paragraph-rsid="003d3227"/>
    </style:style>
    <style:style style:name="P39" style:family="paragraph" style:parent-style-name="Table_20_Contents">
      <style:text-properties officeooo:rsid="003e058c" officeooo:paragraph-rsid="003e058c"/>
    </style:style>
    <style:style style:name="P40" style:family="paragraph" style:parent-style-name="Table_20_Contents">
      <style:text-properties officeooo:rsid="003ef708" officeooo:paragraph-rsid="003ef708"/>
    </style:style>
    <style:style style:name="P41" style:family="paragraph" style:parent-style-name="Standard">
      <style:text-properties officeooo:rsid="001bfdc6" officeooo:paragraph-rsid="001bfdc6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3e058c" officeooo:paragraph-rsid="0049d9a3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3e058c" officeooo:paragraph-rsid="004a2bdb" style:font-weight-asian="bold" style:font-weight-complex="bold"/>
    </style:style>
    <style:style style:name="P45" style:family="paragraph" style:parent-style-name="Table_20_Contents">
      <style:text-properties officeooo:rsid="003e058c" officeooo:paragraph-rsid="003e058c"/>
    </style:style>
    <style:style style:name="P46" style:family="paragraph" style:parent-style-name="Table_20_Contents">
      <style:text-properties officeooo:rsid="003e058c" officeooo:paragraph-rsid="0049d9a3"/>
    </style:style>
    <style:style style:name="P47" style:family="paragraph" style:parent-style-name="Table_20_Contents">
      <style:text-properties officeooo:rsid="003e058c" officeooo:paragraph-rsid="004a2bdb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7581"/>
    </style:style>
    <style:style style:name="T17" style:family="text">
      <style:text-properties officeooo:rsid="003ef708"/>
    </style:style>
    <style:style style:name="T18" style:family="text">
      <style:text-properties officeooo:rsid="0044941c"/>
    </style:style>
    <style:style style:name="T19" style:family="text">
      <style:text-properties officeooo:rsid="004990a1"/>
    </style:style>
    <style:style style:name="T20" style:family="text">
      <style:text-properties officeooo:rsid="0049d9a3"/>
    </style:style>
    <style:style style:name="T21" style:family="text">
      <style:text-properties officeooo:rsid="004a2b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23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23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23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23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24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24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25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25">Andrea</text:p>
          </table:table-cell>
        </table:table-row>
        <table:table-row>
          <table:table-cell table:style-name="Tabella1.A8" office:value-type="string">
            <text:p text:style-name="P22">7</text:p>
          </table:table-cell>
          <table:table-cell table:style-name="Tabella1.A8" office:value-type="string">
            <text:p text:style-name="P28">Doodle for second weekly meeting</text:p>
          </table:table-cell>
          <table:table-cell table:style-name="Tabella1.A8" office:value-type="string">
            <text:p text:style-name="P21">08/11/2013</text:p>
          </table:table-cell>
          <table:table-cell table:style-name="Tabella1.D8" office:value-type="string">
            <text:p text:style-name="P28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24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24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23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24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24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23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3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23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3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23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3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23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3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23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3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23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3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23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3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23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3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25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25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25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25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24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4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24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4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25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25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24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4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24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24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29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29" office:value-type="string">
            <text:p text:style-name="P8">28</text:p>
          </table:table-cell>
          <table:table-cell table:style-name="Tabella1.A29" office:value-type="string">
            <text:p text:style-name="P23">Modify Design Documentation following feedbacks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23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29" office:value-type="string">
            <text:p text:style-name="P8">29</text:p>
          </table:table-cell>
          <table:table-cell table:style-name="Tabella1.A29" office:value-type="string">
            <text:p text:style-name="P23">Reply to the comments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23">People in charge of the document</text:p>
          </table:table-cell>
        </table:table-row>
        <text:soft-page-break/>
        <table:table-row>
          <table:table-cell table:style-name="Tabella1.A29" office:value-type="string">
            <text:p text:style-name="P8">30</text:p>
          </table:table-cell>
          <table:table-cell table:style-name="Tabella1.A29" office:value-type="string">
            <text:p text:style-name="P23">Modify Requirements Documentation following feedbacks 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23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29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9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29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29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29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29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29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9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29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9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30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8" office:value-type="string">
            <text:p text:style-name="P14">37</text:p>
          </table:table-cell>
          <table:table-cell table:style-name="Tabella1.A8" office:value-type="string">
            <text:p text:style-name="P35">Group Meeting</text:p>
          </table:table-cell>
          <table:table-cell table:style-name="Tabella1.A8" office:value-type="string">
            <text:p text:style-name="P14">12/11/2013</text:p>
          </table:table-cell>
          <table:table-cell table:style-name="Tabella1.D8" office:value-type="string">
            <text:p text:style-name="P35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30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35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24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27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4">40</text:p>
          </table:table-cell>
          <table:table-cell table:style-name="Tabella1.A8" office:value-type="string">
            <text:p text:style-name="P24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27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31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1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31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1">Andrea</text:p>
          </table:table-cell>
        </table:table-row>
        <table:table-row>
          <table:table-cell table:style-name="Tabella1.A8" office:value-type="string">
            <text:p text:style-name="P14">43</text:p>
          </table:table-cell>
          <table:table-cell table:style-name="Tabella1.A8" office:value-type="string">
            <text:p text:style-name="P35">Managing Meeting</text:p>
          </table:table-cell>
          <table:table-cell table:style-name="Tabella1.A8" office:value-type="string">
            <text:p text:style-name="P14">13/11/2013</text:p>
          </table:table-cell>
          <table:table-cell table:style-name="Tabella1.D8" office:value-type="string">
            <text:p text:style-name="P35">Andrea + Dzana</text:p>
          </table:table-cell>
        </table:table-row>
        <table:table-row>
          <table:table-cell table:style-name="Tabella1.A8" office:value-type="string">
            <text:p text:style-name="P14">44</text:p>
          </table:table-cell>
          <table:table-cell table:style-name="Tabella1.A8" office:value-type="string">
            <text:p text:style-name="P23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23">Dzana <text:span text:style-name="T8">+ </text:span>Nikola <text:span text:style-name="T8">+</text:span> Miraldi</text:p>
          </table:table-cell>
        </table:table-row>
        <table:table-row>
          <table:table-cell table:style-name="Tabella1.A29" office:value-type="string">
            <text:p text:style-name="P14">45</text:p>
          </table:table-cell>
          <table:table-cell table:style-name="Tabella1.A29" office:value-type="string">
            <text:p text:style-name="P23">Think about test classes</text:p>
          </table:table-cell>
          <table:table-cell table:style-name="Tabella1.A29" office:value-type="string">
            <text:p text:style-name="P2">14/11/2013</text:p>
          </table:table-cell>
          <table:table-cell table:style-name="Tabella1.D29" office:value-type="string">
            <text:p text:style-name="P23">All</text:p>
          </table:table-cell>
        </table:table-row>
        <table:table-row>
          <table:table-cell table:style-name="Tabella1.A25" office:value-type="string">
            <text:p text:style-name="P14">46</text:p>
          </table:table-cell>
          <table:table-cell table:style-name="Tabella1.A25" office:value-type="string">
            <text:p text:style-name="P31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35">All</text:p>
          </table:table-cell>
        </table:table-row>
        <table:table-row>
          <table:table-cell table:style-name="Tabella1.A8" office:value-type="string">
            <text:p text:style-name="P14">47</text:p>
          </table:table-cell>
          <table:table-cell table:style-name="Tabella1.A8" office:value-type="string">
            <text:p text:style-name="P26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2">15/11/2013</text:p>
          </table:table-cell>
          <table:table-cell table:style-name="Tabella1.D8" office:value-type="string">
            <text:p text:style-name="P33">Ghazaleh</text:p>
          </table:table-cell>
        </table:table-row>
        <table:table-row>
          <table:table-cell table:style-name="Tabella1.A25" office:value-type="string">
            <text:p text:style-name="P14">48</text:p>
          </table:table-cell>
          <table:table-cell table:style-name="Tabella1.A25" office:value-type="string">
            <text:p text:style-name="P34">Deliver Flowcharts about algorithms</text:p>
          </table:table-cell>
          <table:table-cell table:style-name="Tabella1.A25" office:value-type="string">
            <text:p text:style-name="P13">15/11/2013</text:p>
          </table:table-cell>
          <table:table-cell table:style-name="Tabella1.D25" office:value-type="string">
            <text:p text:style-name="P34">Ghazaleh</text:p>
          </table:table-cell>
        </table:table-row>
        <table:table-row>
          <table:table-cell table:style-name="Tabella1.A29" office:value-type="string">
            <text:p text:style-name="P14">49</text:p>
          </table:table-cell>
          <table:table-cell table:style-name="Tabella1.A29" office:value-type="string">
            <text:p text:style-name="P31">Think about tests on Parser</text:p>
          </table:table-cell>
          <table:table-cell table:style-name="Tabella1.A29" office:value-type="string">
            <text:p text:style-name="P10">15/11/2013</text:p>
          </table:table-cell>
          <table:table-cell table:style-name="Tabella1.D29" office:value-type="string">
            <text:p text:style-name="P32">Miraldi</text:p>
          </table:table-cell>
        </table:table-row>
        <table:table-row>
          <table:table-cell table:style-name="Tabella1.A8" office:value-type="string">
            <text:p text:style-name="P14">50</text:p>
          </table:table-cell>
          <table:table-cell table:style-name="Tabella1.A8" office:value-type="string">
            <text:p text:style-name="P35">Deliver First Implementation of DAO</text:p>
          </table:table-cell>
          <table:table-cell table:style-name="Tabella1.A8" office:value-type="string">
            <text:p text:style-name="P14">17/11/2013</text:p>
          </table:table-cell>
          <table:table-cell table:style-name="Tabella1.D8" office:value-type="string">
            <text:p text:style-name="P35">Jorn + Marko</text:p>
          </table:table-cell>
        </table:table-row>
        <table:table-row>
          <table:table-cell table:style-name="Tabella1.A8" office:value-type="string">
            <text:p text:style-name="P14">51</text:p>
          </table:table-cell>
          <table:table-cell table:style-name="Tabella1.A8" office:value-type="string">
            <text:p text:style-name="P31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1">Andrea + Lorenzo</text:p>
          </table:table-cell>
        </table:table-row>
        <table:table-row>
          <table:table-cell table:style-name="Tabella1.A8" office:value-type="string">
            <text:p text:style-name="P14">52</text:p>
          </table:table-cell>
          <table:table-cell table:style-name="Tabella1.A8" office:value-type="string">
            <text:p text:style-name="P23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3">All</text:p>
          </table:table-cell>
        </table:table-row>
        <table:table-row>
          <table:table-cell table:style-name="Tabella1.A29" office:value-type="string">
            <text:p text:style-name="P14">53</text:p>
          </table:table-cell>
          <table:table-cell table:style-name="Tabella1.A29" office:value-type="string">
            <text:p text:style-name="P23">Give feedbacks about requirements documentatiom</text:p>
          </table:table-cell>
          <table:table-cell table:style-name="Tabella1.A29" office:value-type="string">
            <text:p text:style-name="P10">17/11/2013</text:p>
          </table:table-cell>
          <table:table-cell table:style-name="Tabella1.D29" office:value-type="string">
            <text:p text:style-name="P23">All</text:p>
          </table:table-cell>
        </table:table-row>
        <table:table-row>
          <table:table-cell table:style-name="Tabella1.A8" office:value-type="string">
            <text:p text:style-name="P14">54</text:p>
          </table:table-cell>
          <table:table-cell table:style-name="Tabella1.A8" office:value-type="string">
            <text:p text:style-name="P23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3">All</text:p>
          </table:table-cell>
        </table:table-row>
        <table:table-row>
          <table:table-cell table:style-name="Tabella1.A8" office:value-type="string">
            <text:p text:style-name="P14">55</text:p>
          </table:table-cell>
          <table:table-cell table:style-name="Tabella1.A8" office:value-type="string">
            <text:p text:style-name="P23">Give feedbacks about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3">All</text:p>
          </table:table-cell>
        </table:table-row>
        <table:table-row>
          <table:table-cell table:style-name="Tabella1.A29" office:value-type="string">
            <text:p text:style-name="P14">56</text:p>
          </table:table-cell>
          <table:table-cell table:style-name="Tabella1.A29" office:value-type="string">
            <text:p text:style-name="P31">Fix Design Document</text:p>
          </table:table-cell>
          <table:table-cell table:style-name="Tabella1.A29" office:value-type="string">
            <text:p text:style-name="P10">17/11/2013</text:p>
          </table:table-cell>
          <table:table-cell table:style-name="Tabella1.D29" office:value-type="string">
            <text:p text:style-name="P31">Andrea + Lorenzo</text:p>
          </table:table-cell>
        </table:table-row>
        <table:table-row>
          <table:table-cell table:style-name="Tabella1.A8" office:value-type="string">
            <text:p text:style-name="P15">57</text:p>
          </table:table-cell>
          <table:table-cell table:style-name="Tabella1.A8" office:value-type="string">
            <text:p text:style-name="P36">Update Mockups</text:p>
          </table:table-cell>
          <table:table-cell table:style-name="Tabella1.A8" office:value-type="string">
            <text:p text:style-name="P15">17/11/2013</text:p>
          </table:table-cell>
          <table:table-cell table:style-name="Tabella1.D8" office:value-type="string">
            <text:p text:style-name="P36">Nikola</text:p>
          </table:table-cell>
        </table:table-row>
        <table:table-row>
          <table:table-cell table:style-name="Tabella1.A8" office:value-type="string">
            <text:p text:style-name="P14">5<text:span text:style-name="T14">8</text:span></text:p>
          </table:table-cell>
          <table:table-cell table:style-name="Tabella1.A8" office:value-type="string">
            <text:p text:style-name="P31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1">All</text:p>
          </table:table-cell>
        </table:table-row>
        <table:table-row>
          <table:table-cell table:style-name="Tabella1.A8" office:value-type="string">
            <text:p text:style-name="P14">5<text:span text:style-name="T14">9</text:span></text:p>
          </table:table-cell>
          <table:table-cell table:style-name="Tabella1.A8" office:value-type="string">
            <text:p text:style-name="P31">Summary Week Report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31">Andrea</text:p>
          </table:table-cell>
        </table:table-row>
        <table:table-row>
          <table:table-cell table:style-name="Tabella1.A29" office:value-type="string">
            <text:p text:style-name="P15">60</text:p>
          </table:table-cell>
          <table:table-cell table:style-name="Tabella1.A29" office:value-type="string">
            <text:p text:style-name="P31">Start testing Parser</text:p>
          </table:table-cell>
          <table:table-cell table:style-name="Tabella1.A29" office:value-type="string">
            <text:p text:style-name="P10">18/11/2013</text:p>
          </table:table-cell>
          <table:table-cell table:style-name="Tabella1.D29" office:value-type="string">
            <text:p text:style-name="P31">Miraldi</text:p>
          </table:table-cell>
        </table:table-row>
        <table:table-row>
          <table:table-cell table:style-name="Tabella1.A8" office:value-type="string">
            <text:p text:style-name="P16">61</text:p>
          </table:table-cell>
          <table:table-cell table:style-name="Tabella1.A8" office:value-type="string">
            <text:p text:style-name="P37">Meeting Agenda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8" office:value-type="string">
            <text:p text:style-name="P16">62</text:p>
          </table:table-cell>
          <table:table-cell table:style-name="Tabella1.A8" office:value-type="string">
            <text:p text:style-name="P37">Group Meeting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37">All</text:p>
          </table:table-cell>
        </table:table-row>
        <text:soft-page-break/>
        <table:table-row>
          <table:table-cell table:style-name="Tabella1.A8" office:value-type="string">
            <text:p text:style-name="P16">63</text:p>
          </table:table-cell>
          <table:table-cell table:style-name="Tabella1.A8" office:value-type="string">
            <text:p text:style-name="P37">Minutes of Meeting</text:p>
          </table:table-cell>
          <table:table-cell table:style-name="Tabella1.A8" office:value-type="string">
            <text:p text:style-name="P11"><text:span text:style-name="T15">1</text:span><text:span text:style-name="T16">9</text:span><text:span text:style-name="T15">/11/2013</text:span></text:p>
          </table:table-cell>
          <table:table-cell table:style-name="Tabella1.D8" office:value-type="string">
            <text:p text:style-name="P37">Marko</text:p>
          </table:table-cell>
        </table:table-row>
        <table:table-row>
          <table:table-cell table:style-name="Tabella1.A8" office:value-type="string">
            <text:p text:style-name="P16">64</text:p>
          </table:table-cell>
          <table:table-cell table:style-name="Tabella1.A8" office:value-type="string">
            <text:p text:style-name="P37">Customers Meeting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37">Andrea + Lorenzo</text:p>
          </table:table-cell>
        </table:table-row>
        <table:table-row>
          <table:table-cell table:style-name="Tabella1.A8" office:value-type="string">
            <text:p text:style-name="P16">65</text:p>
          </table:table-cell>
          <table:table-cell table:style-name="Tabella1.A8" office:value-type="string">
            <text:p text:style-name="P37">Customer Meeting Summary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8" office:value-type="string">
            <text:p text:style-name="P16">66</text:p>
          </table:table-cell>
          <table:table-cell table:style-name="Tabella1.A8" office:value-type="string">
            <text:p text:style-name="P37">Deliver Flowchart about algorithm done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37">Ghazaleh</text:p>
          </table:table-cell>
        </table:table-row>
        <table:table-row>
          <table:table-cell table:style-name="Tabella1.A8" office:value-type="string">
            <text:p text:style-name="P20">67</text:p>
          </table:table-cell>
          <table:table-cell table:style-name="Tabella1.A8" office:value-type="string">
            <text:p text:style-name="P37">Managing Meeting</text:p>
          </table:table-cell>
          <table:table-cell table:style-name="Tabella1.A8" office:value-type="string">
            <text:p text:style-name="P16"><text:span text:style-name="T18">19</text:span>/11/2013</text:p>
          </table:table-cell>
          <table:table-cell table:style-name="Tabella1.D8" office:value-type="string">
            <text:p text:style-name="P37">Andrea + Dzana</text:p>
          </table:table-cell>
        </table:table-row>
        <table:table-row>
          <table:table-cell table:style-name="Tabella1.A25" office:value-type="string">
            <text:p text:style-name="P20">68</text:p>
          </table:table-cell>
          <table:table-cell table:style-name="Tabella1.A25" office:value-type="string">
            <text:p text:style-name="P37">Deliver Code that substitutes Cron</text:p>
          </table:table-cell>
          <table:table-cell table:style-name="Tabella1.A25" office:value-type="string">
            <text:p text:style-name="P16">20/11/2013</text:p>
          </table:table-cell>
          <table:table-cell table:style-name="Tabella1.D25" office:value-type="string">
            <text:p text:style-name="P37">Ghazaleh</text:p>
          </table:table-cell>
        </table:table-row>
        <table:table-row>
          <table:table-cell table:style-name="Tabella1.A8" office:value-type="string">
            <text:p text:style-name="P16">6<text:span text:style-name="T18">9</text:span></text:p>
          </table:table-cell>
          <table:table-cell table:style-name="Tabella1.A8" office:value-type="string">
            <text:p text:style-name="P37">Supervisors Meeting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8" office:value-type="string">
            <text:p text:style-name="P20">70</text:p>
          </table:table-cell>
          <table:table-cell table:style-name="Tabella1.A8" office:value-type="string">
            <text:p text:style-name="P37">Supervisor Meeting Summary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8" office:value-type="string">
            <text:p text:style-name="P16">71</text:p>
          </table:table-cell>
          <table:table-cell table:style-name="Tabella1.A8" office:value-type="string">
            <text:p text:style-name="P37">Meeting Agenda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8" office:value-type="string">
            <text:p text:style-name="P16">72</text:p>
          </table:table-cell>
          <table:table-cell table:style-name="Tabella1.A8" office:value-type="string">
            <text:p text:style-name="P37">Group Meeting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29" office:value-type="string">
            <text:p text:style-name="P16">7<text:span text:style-name="T17">3</text:span></text:p>
          </table:table-cell>
          <table:table-cell table:style-name="Tabella1.A29" office:value-type="string">
            <text:p text:style-name="P37">Alpha Prototype</text:p>
          </table:table-cell>
          <table:table-cell table:style-name="Tabella1.A29" office:value-type="string">
            <text:p text:style-name="P16">21/11/2013</text:p>
          </table:table-cell>
          <table:table-cell table:style-name="Tabella1.D29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19">74</text:p>
          </table:table-cell>
          <table:table-cell table:style-name="Tabella1.A8" office:value-type="string">
            <text:p text:style-name="P40">Minutes of Meeting</text:p>
          </table:table-cell>
          <table:table-cell table:style-name="Tabella1.A8" office:value-type="string">
            <text:p text:style-name="P19">22/11/2013</text:p>
          </table:table-cell>
          <table:table-cell table:style-name="Tabella1.D8" office:value-type="string">
            <text:p text:style-name="P40">Marko</text:p>
          </table:table-cell>
        </table:table-row>
        <table:table-row>
          <table:table-cell table:style-name="Tabella1.A76" office:value-type="string">
            <text:p text:style-name="P16">7<text:span text:style-name="T17">5</text:span></text:p>
          </table:table-cell>
          <table:table-cell table:style-name="Tabella1.A76" office:value-type="string">
            <text:p text:style-name="P37">Test <text:span text:style-name="T20">documentation for alpha prototype</text:span></text:p>
          </table:table-cell>
          <table:table-cell table:style-name="Tabella1.A76" office:value-type="string">
            <text:p text:style-name="P16">2<text:span text:style-name="T20">3/</text:span>11/2013</text:p>
          </table:table-cell>
          <table:table-cell table:style-name="Tabella1.D76" office:value-type="string">
            <text:p text:style-name="P37">Miraldi</text:p>
          </table:table-cell>
        </table:table-row>
        <table:table-row>
          <table:table-cell table:style-name="Tabella1.A29" office:value-type="string">
            <text:p text:style-name="P16">7<text:span text:style-name="T17">6</text:span></text:p>
          </table:table-cell>
          <table:table-cell table:style-name="Tabella1.A29" office:value-type="string">
            <text:p text:style-name="P37">Flowcharts for the algorithms to do all the calculations</text:p>
          </table:table-cell>
          <table:table-cell table:style-name="Tabella1.A29" office:value-type="string">
            <text:p text:style-name="P16">24/11/2013</text:p>
          </table:table-cell>
          <table:table-cell table:style-name="Tabella1.D29" office:value-type="string">
            <text:p text:style-name="P37">Ghazaleh</text:p>
          </table:table-cell>
        </table:table-row>
        <table:table-row>
          <table:table-cell table:style-name="Tabella1.A76" office:value-type="string">
            <text:p text:style-name="P17">7<text:span text:style-name="T17">7</text:span></text:p>
          </table:table-cell>
          <table:table-cell table:style-name="Tabella1.A76" office:value-type="string">
            <text:p text:style-name="P38">Fix Design Document</text:p>
          </table:table-cell>
          <table:table-cell table:style-name="Tabella1.A76" office:value-type="string">
            <text:p text:style-name="P17">24/11/2013</text:p>
          </table:table-cell>
          <table:table-cell table:style-name="Tabella1.D76" office:value-type="string">
            <text:p text:style-name="P38">Andrea + Lorenzo</text:p>
          </table:table-cell>
        </table:table-row>
        <table:table-row>
          <table:table-cell table:style-name="Tabella1.A76" office:value-type="string">
            <text:p text:style-name="P18">7<text:span text:style-name="T17">8</text:span></text:p>
          </table:table-cell>
          <table:table-cell table:style-name="Tabella1.A76" office:value-type="string">
            <text:p text:style-name="P39">Week Report</text:p>
          </table:table-cell>
          <table:table-cell table:style-name="Tabella1.A76" office:value-type="string">
            <text:p text:style-name="P18">24/11/2013</text:p>
          </table:table-cell>
          <table:table-cell table:style-name="Tabella1.D76" office:value-type="string">
            <text:p text:style-name="P39">All</text:p>
          </table:table-cell>
        </table:table-row>
        <table:table-row>
          <table:table-cell table:style-name="Tabella1.A76" office:value-type="string">
            <text:p text:style-name="P18">7<text:span text:style-name="T17">9</text:span></text:p>
          </table:table-cell>
          <table:table-cell table:style-name="Tabella1.A76" office:value-type="string">
            <text:p text:style-name="P39">Summary Week Report</text:p>
          </table:table-cell>
          <table:table-cell table:style-name="Tabella1.A76" office:value-type="string">
            <text:p text:style-name="P18">2<text:span text:style-name="T19">5</text:span>/11/2013</text:p>
          </table:table-cell>
          <table:table-cell table:style-name="Tabella1.D76" office:value-type="string">
            <text:p text:style-name="P39">Andrea</text:p>
          </table:table-cell>
        </table:table-row>
        <table:table-row>
          <table:table-cell table:style-name="Tabella1.A76" office:value-type="string">
            <text:p text:style-name="P44"><text:span text:style-name="T21">80</text:span></text:p>
          </table:table-cell>
          <table:table-cell table:style-name="Tabella1.A76" office:value-type="string">
            <text:p text:style-name="P46"><text:span text:style-name="T20">Quartz scheduler</text:span></text:p>
          </table:table-cell>
          <table:table-cell table:style-name="Tabella1.A76" office:value-type="string">
            <text:p text:style-name="P43"><text:span text:style-name="T20">25/11/2013</text:span></text:p>
          </table:table-cell>
          <table:table-cell table:style-name="Tabella1.D76" office:value-type="string">
            <text:p text:style-name="P46"><text:span text:style-name="T20">Andrea + Lorenzo</text:span></text:p>
          </table:table-cell>
        </table:table-row>
        <table:table-row>
          <table:table-cell table:style-name="Tabella1.A76" office:value-type="string">
            <text:p text:style-name="P44"><text:span text:style-name="T21">81</text:span></text:p>
          </table:table-cell>
          <table:table-cell table:style-name="Tabella1.A76" office:value-type="string">
            <text:p text:style-name="P46"><text:span text:style-name="T20">Meeting Agenda</text:span></text:p>
          </table:table-cell>
          <table:table-cell table:style-name="Tabella1.A76" office:value-type="string">
            <text:p text:style-name="P43"><text:span text:style-name="T20">25/11/201</text:span><text:span text:style-name="T21">3</text:span></text:p>
          </table:table-cell>
          <table:table-cell table:style-name="Tabella1.D76" office:value-type="string">
            <text:p text:style-name="P47"><text:span text:style-name="T21">Andrea</text:span></text:p>
          </table:table-cell>
        </table:table-row>
        <table:table-row>
          <table:table-cell table:style-name="Tabella1.A76" office:value-type="string">
            <text:p text:style-name="P44"><text:span text:style-name="T21">82</text:span></text:p>
          </table:table-cell>
          <table:table-cell table:style-name="Tabella1.A76" office:value-type="string">
            <text:p text:style-name="P47"><text:span text:style-name="T21">Group Meeting</text:span></text:p>
          </table:table-cell>
          <table:table-cell table:style-name="Tabella1.A76" office:value-type="string">
            <text:p text:style-name="P44"><text:span text:style-name="T21">25/11/2013</text:span></text:p>
          </table:table-cell>
          <table:table-cell table:style-name="Tabella1.D76" office:value-type="string">
            <text:p text:style-name="P47"><text:span text:style-name="T21">All</text:span></text:p>
          </table:table-cell>
        </table:table-row>
        <table:table-row>
          <table:table-cell table:style-name="Tabella1.A76" office:value-type="string">
            <text:p text:style-name="P44"><text:span text:style-name="T21">83</text:span></text:p>
          </table:table-cell>
          <table:table-cell table:style-name="Tabella1.A76" office:value-type="string">
            <text:p text:style-name="P47"><text:span text:style-name="T21">Minutes of Meeting</text:span></text:p>
          </table:table-cell>
          <table:table-cell table:style-name="Tabella1.A76" office:value-type="string">
            <text:p text:style-name="P44"><text:span text:style-name="T21">25/11/2013</text:span></text:p>
          </table:table-cell>
          <table:table-cell table:style-name="Tabella1.D76" office:value-type="string">
            <text:p text:style-name="P47"><text:span text:style-name="T21">Marko and/or Nikola</text:span></text:p>
          </table:table-cell>
        </table:table-row>
        <table:table-row>
          <table:table-cell table:style-name="Tabella1.A76" office:value-type="string">
            <text:p text:style-name="P44"><text:span text:style-name="T21">84</text:span></text:p>
          </table:table-cell>
          <table:table-cell table:style-name="Tabella1.A76" office:value-type="string">
            <text:p text:style-name="P46"><text:span text:style-name="T21">Deliver </text:span><text:span text:style-name="T20">Alpha Prototype Presentation</text:span></text:p>
          </table:table-cell>
          <table:table-cell table:style-name="Tabella1.A76" office:value-type="string">
            <text:p text:style-name="P43"><text:span text:style-name="T20">26/11/2013</text:span></text:p>
          </table:table-cell>
          <table:table-cell table:style-name="Tabella1.D76" office:value-type="string">
            <text:p text:style-name="P47"><text:span text:style-name="T21">Dzana + Nikola</text:span></text:p>
          </table:table-cell>
        </table:table-row>
        <table:table-row>
          <table:table-cell table:style-name="Tabella1.A76" office:value-type="string">
            <text:p text:style-name="P44"><text:span text:style-name="T21">85</text:span></text:p>
          </table:table-cell>
          <table:table-cell table:style-name="Tabella1.A76" office:value-type="string">
            <text:p text:style-name="P47"><text:span text:style-name="T21">Meeting with Customers</text:span></text:p>
          </table:table-cell>
          <table:table-cell table:style-name="Tabella1.A76" office:value-type="string">
            <text:p text:style-name="P44"><text:span text:style-name="T21">26/11/2013</text:span></text:p>
          </table:table-cell>
          <table:table-cell table:style-name="Tabella1.D76" office:value-type="string">
            <text:p text:style-name="P47"><text:span text:style-name="T21">Andrea + Lorenzo</text:span></text:p>
          </table:table-cell>
        </table:table-row>
        <table:table-row>
          <table:table-cell table:style-name="Tabella1.A76" office:value-type="string">
            <text:p text:style-name="P44"><text:span text:style-name="T21">86</text:span></text:p>
          </table:table-cell>
          <table:table-cell table:style-name="Tabella1.A76" office:value-type="string">
            <text:p text:style-name="P47"><text:span text:style-name="T21">Customers Meeting Summary</text:span></text:p>
          </table:table-cell>
          <table:table-cell table:style-name="Tabella1.A76" office:value-type="string">
            <text:p text:style-name="P44"><text:span text:style-name="T21">26/11/2013</text:span></text:p>
          </table:table-cell>
          <table:table-cell table:style-name="Tabella1.D76" office:value-type="string">
            <text:p text:style-name="P47"><text:span text:style-name="T21">Andrea</text:span></text:p>
          </table:table-cell>
        </table:table-row>
        <table:table-row>
          <table:table-cell table:style-name="Tabella1.A76" office:value-type="string">
            <text:p text:style-name="P44"><text:span text:style-name="T21">87</text:span></text:p>
          </table:table-cell>
          <table:table-cell table:style-name="Tabella1.A76" office:value-type="string">
            <text:p text:style-name="P47"><text:span text:style-name="T21">Meeting with supervisors</text:span></text:p>
          </table:table-cell>
          <table:table-cell table:style-name="Tabella1.A76" office:value-type="string">
            <text:p text:style-name="P44"><text:span text:style-name="T21">27/11/2013</text:span></text:p>
          </table:table-cell>
          <table:table-cell table:style-name="Tabella1.D76" office:value-type="string">
            <text:p text:style-name="P47"><text:span text:style-name="T21">Andrea + Lorenzo</text:span></text:p>
          </table:table-cell>
        </table:table-row>
        <table:table-row>
          <table:table-cell table:style-name="Tabella1.A76" office:value-type="string">
            <text:p text:style-name="P44"><text:span text:style-name="T21">88</text:span></text:p>
          </table:table-cell>
          <table:table-cell table:style-name="Tabella1.A76" office:value-type="string">
            <text:p text:style-name="P47"><text:span text:style-name="T21">Supervisors Meeting Summary</text:span></text:p>
          </table:table-cell>
          <table:table-cell table:style-name="Tabella1.A76" office:value-type="string">
            <text:p text:style-name="P44"><text:span text:style-name="T21">27/11/2013</text:span></text:p>
          </table:table-cell>
          <table:table-cell table:style-name="Tabella1.D76" office:value-type="string">
            <text:p text:style-name="P47"><text:span text:style-name="T21">Andrea</text:span></text:p>
          </table:table-cell>
        </table:table-row>
        <table:table-row>
          <table:table-cell table:style-name="Tabella1.A76" office:value-type="string">
            <text:p text:style-name="P44"><text:span text:style-name="T21">89</text:span></text:p>
          </table:table-cell>
          <table:table-cell table:style-name="Tabella1.A76" office:value-type="string">
            <text:p text:style-name="P47"><text:span text:style-name="T21">Finalize alpha prototype presentation</text:span></text:p>
          </table:table-cell>
          <table:table-cell table:style-name="Tabella1.A76" office:value-type="string">
            <text:p text:style-name="P44"><text:span text:style-name="T21">27/11/2013</text:span></text:p>
          </table:table-cell>
          <table:table-cell table:style-name="Tabella1.D76" office:value-type="string">
            <text:p text:style-name="P47"><text:span text:style-name="T21">Dzana + Nikola</text:span></text:p>
          </table:table-cell>
        </table:table-row>
        <table:table-row>
          <table:table-cell table:style-name="Tabella1.A76" office:value-type="string">
            <text:p text:style-name="P44"><text:span text:style-name="T21">90</text:span></text:p>
          </table:table-cell>
          <table:table-cell table:style-name="Tabella1.A76" office:value-type="string">
            <text:p text:style-name="P47"><text:span text:style-name="T21">Upload presentation on FER site</text:span></text:p>
          </table:table-cell>
          <table:table-cell table:style-name="Tabella1.A76" office:value-type="string">
            <text:p text:style-name="P44"><text:span text:style-name="T21">27/11/2013</text:span></text:p>
          </table:table-cell>
          <table:table-cell table:style-name="Tabella1.D76" office:value-type="string">
            <text:p text:style-name="P47"><text:span text:style-name="T21">Andrea</text:span></text:p>
          </table:table-cell>
        </table:table-row>
        <table:table-row>
          <table:table-cell table:style-name="Tabella1.A76" office:value-type="string">
            <text:p text:style-name="P44"><text:span text:style-name="T21">91</text:span></text:p>
          </table:table-cell>
          <table:table-cell table:style-name="Tabella1.A76" office:value-type="string">
            <text:p text:style-name="P47"><text:span text:style-name="T21">Lecture Class</text:span></text:p>
          </table:table-cell>
          <table:table-cell table:style-name="Tabella1.A76" office:value-type="string">
            <text:p text:style-name="P44"><text:span text:style-name="T21">28/11/2013</text:span></text:p>
          </table:table-cell>
          <table:table-cell table:style-name="Tabella1.D76" office:value-type="string">
            <text:p text:style-name="P47"><text:span text:style-name="T21">All</text:span></text:p>
          </table:table-cell>
        </table:table-row>
        <table:table-row>
          <table:table-cell table:style-name="Tabella1.A76" office:value-type="string">
            <text:p text:style-name="P44"><text:span text:style-name="T21">92</text:span></text:p>
          </table:table-cell>
          <table:table-cell table:style-name="Tabella1.A76" office:value-type="string">
            <text:p text:style-name="P47"><text:span text:style-name="T21">Presentation</text:span></text:p>
          </table:table-cell>
          <table:table-cell table:style-name="Tabella1.A76" office:value-type="string">
            <text:p text:style-name="P44"><text:span text:style-name="T21">28/11/2013</text:span></text:p>
          </table:table-cell>
          <table:table-cell table:style-name="Tabella1.D76" office:value-type="string">
            <text:p text:style-name="P47"><text:span text:style-name="T21">Dzana + Nikola</text:span></text:p>
          </table:table-cell>
        </table:table-row>
        <table:table-row>
          <table:table-cell table:style-name="Tabella1.A76" office:value-type="string">
            <text:p text:style-name="P44"><text:span text:style-name="T21">93</text:span></text:p>
          </table:table-cell>
          <table:table-cell table:style-name="Tabella1.A76" office:value-type="string">
            <text:p text:style-name="P47"><text:span text:style-name="T21">Meeting Agenda</text:span></text:p>
          </table:table-cell>
          <table:table-cell table:style-name="Tabella1.A76" office:value-type="string">
            <text:p text:style-name="P44"><text:span text:style-name="T21">28/11/2013</text:span></text:p>
          </table:table-cell>
          <table:table-cell table:style-name="Tabella1.D76" office:value-type="string">
            <text:p text:style-name="P47"><text:span text:style-name="T21">Andrea</text:span></text:p>
          </table:table-cell>
        </table:table-row>
        <table:table-row>
          <table:table-cell table:style-name="Tabella1.A76" office:value-type="string">
            <text:p text:style-name="P44"><text:span text:style-name="T21">94</text:span></text:p>
          </table:table-cell>
          <table:table-cell table:style-name="Tabella1.A76" office:value-type="string">
            <text:p text:style-name="P47"><text:span text:style-name="T21">Group Meeting</text:span></text:p>
          </table:table-cell>
          <table:table-cell table:style-name="Tabella1.A76" office:value-type="string">
            <text:p text:style-name="P44"><text:span text:style-name="T21">28/11/2013</text:span></text:p>
          </table:table-cell>
          <table:table-cell table:style-name="Tabella1.D76" office:value-type="string">
            <text:p text:style-name="P47"><text:span text:style-name="T21">All</text:span></text:p>
          </table:table-cell>
        </table:table-row>
        <table:table-row>
          <table:table-cell table:style-name="Tabella1.A76" office:value-type="string">
            <text:p text:style-name="P44"><text:span text:style-name="T21">95</text:span></text:p>
          </table:table-cell>
          <table:table-cell table:style-name="Tabella1.A76" office:value-type="string">
            <text:p text:style-name="P47"><text:span text:style-name="T21">Minutes of Meeting</text:span></text:p>
          </table:table-cell>
          <table:table-cell table:style-name="Tabella1.A76" office:value-type="string">
            <text:p text:style-name="P44"><text:span text:style-name="T21">28/11/2013</text:span></text:p>
          </table:table-cell>
          <table:table-cell table:style-name="Tabella1.D76" office:value-type="string">
            <text:p text:style-name="P47"><text:span text:style-name="T21">Marko and/or Nikola</text:span></text:p>
          </table:table-cell>
        </table:table-row>
        <table:table-row>
          <table:table-cell table:style-name="Tabella1.A76" office:value-type="string">
            <text:p text:style-name="P18"/>
          </table:table-cell>
          <table:table-cell table:style-name="Tabella1.A76" office:value-type="string">
            <text:p text:style-name="P47"/>
          </table:table-cell>
          <table:table-cell table:style-name="Tabella1.A76" office:value-type="string">
            <text:p text:style-name="P44"/>
          </table:table-cell>
          <table:table-cell table:style-name="Tabella1.D76" office:value-type="string">
            <text:p text:style-name="P47"/>
          </table:table-cell>
        </table:table-row>
        <table:table-row>
          <table:table-cell table:style-name="Tabella1.A76" office:value-type="string">
            <text:p text:style-name="P18"/>
          </table:table-cell>
          <table:table-cell table:style-name="Tabella1.A76" office:value-type="string">
            <text:p text:style-name="P47"/>
          </table:table-cell>
          <table:table-cell table:style-name="Tabella1.A76" office:value-type="string">
            <text:p text:style-name="P44"/>
          </table:table-cell>
          <table:table-cell table:style-name="Tabella1.D76" office:value-type="string">
            <text:p text:style-name="P47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1-21T22:45:59.50</dc:date>
    <meta:editing-duration>PT1H22M50S</meta:editing-duration>
    <meta:editing-cycles>44</meta:editing-cycles>
    <meta:generator>LibreOffice/4.0.5.2$Windows_x86 LibreOffice_project/5464147a081647a250913f19c0715bca595af2f</meta:generator>
    <meta:document-statistic meta:table-count="1" meta:image-count="0" meta:object-count="0" meta:page-count="3" meta:paragraph-count="384" meta:word-count="746" meta:character-count="4718" meta:non-whitespace-character-count="4354"/>
  </office:meta>
</office:document-meta>
</file>